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" svg:font-family="Bitt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90.74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93.74pt"/>
    </style:style>
    <style:style style:name="co5" style:family="table-column">
      <style:table-column-properties fo:break-before="auto" style:column-width="60.01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2.49pt double-thin #7030a0" style:border-line-width-bottom="0.51pt 1.5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Bitter" fo:font-size="18pt" fo:font-style="normal" fo:text-shadow="none" style:text-underline-style="none" fo:font-weight="bold" style:font-size-asian="18pt" style:font-style-asian="normal" style:font-weight-asian="bold" style:font-name-complex="Bitter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128">
      <style:table-cell-properties style:rotation-align="none"/>
    </style:style>
    <style:style style:name="ce6" style:family="table-cell" style:parent-style-name="Default" style:data-style-name="N127">
      <style:table-cell-properties style:rotation-align="none"/>
    </style:style>
    <style:style style:name="ce7" style:family="table-cell" style:parent-style-name="Default" style:data-style-name="N129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 table:number-columns-spanned="4" table:number-rows-spanned="1">
            <text:p>Working Time Log</text:p>
          </table:table-cell>
          <table:covered-table-cell table:number-columns-repeated="3" table:style-name="ce1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tart Time</text:p>
          </table:table-cell>
          <table:table-cell table:style-name="ce2" office:value-type="string" calcext:value-type="string">
            <text:p>End Time</text:p>
          </table:table-cell>
          <table:table-cell table:style-name="ce2" office:value-type="string" calcext:value-type="string">
            <text:p>Work Time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" office:value-type="date" office:date-value="2018-01-22" calcext:value-type="date">
            <text:p>1/22/2018</text:p>
          </table:table-cell>
          <table:table-cell table:style-name="ce5" office:value-type="time" office:time-value="PT18H25M00S" calcext:value-type="time">
            <text:p>18:25</text:p>
          </table:table-cell>
          <table:table-cell table:style-name="ce5" office:value-type="time" office:time-value="PT22H25M00S" calcext:value-type="time">
            <text:p>22:25</text:p>
          </table:table-cell>
          <table:table-cell table:style-name="ce5" table:formula="of:=ABS([.C3]-[.B3])" office:value-type="time" office:time-value="PT04H00M00S" calcext:value-type="time">
            <text:p>4:00</text:p>
          </table:table-cell>
          <table:table-cell table:style-name="ce7"/>
          <table:table-cell table:number-columns-repeated="1019"/>
        </table:table-row>
        <table:table-row table:style-name="ro3">
          <table:table-cell table:style-name="ce3"/>
          <table:table-cell table:style-name="ce5" table:number-columns-repeated="2"/>
          <table:table-cell table:style-name="ce5" table:formula="of:=ABS([.C4]-[.B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5" table:number-columns-repeated="2"/>
          <table:table-cell table:style-name="ce5" table:formula="of:=ABS([.C5]-[.B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5" table:number-columns-repeated="2"/>
          <table:table-cell table:style-name="ce5" table:formula="of:=ABS([.C6]-[.B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5" table:number-columns-repeated="2"/>
          <table:table-cell table:style-name="ce5" table:formula="of:=ABS([.C7]-[.B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5" table:number-columns-repeated="2"/>
          <table:table-cell table:style-name="ce5" table:formula="of:=ABS([.C8]-[.B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6" table:number-columns-repeated="2"/>
          <table:table-cell table:style-name="ce5" table:formula="of:=ABS([.C9]-[.B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6" table:number-columns-repeated="2"/>
          <table:table-cell table:style-name="ce5" table:formula="of:=ABS([.C10]-[.B1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1]-[.B1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2]-[.B1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3]-[.B1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4]-[.B1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5]-[.B1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6]-[.B1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7]-[.B1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8]-[.B1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9]-[.B1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0]-[.B2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1]-[.B2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2]-[.B2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3]-[.B2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4]-[.B2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5]-[.B2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6]-[.B2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7]-[.B2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8]-[.B2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9]-[.B2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0]-[.B3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1]-[.B3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2]-[.B3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3]-[.B3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4]-[.B3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5]-[.B3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6]-[.B3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7]-[.B3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8]-[.B3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9]-[.B3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0]-[.B4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1]-[.B4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2]-[.B4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3]-[.B4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4]-[.B4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5]-[.B4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6]-[.B4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7]-[.B4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8]-[.B4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9]-[.B4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0]-[.B5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1]-[.B5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2]-[.B5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3]-[.B5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4]-[.B5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5]-[.B5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6]-[.B5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7]-[.B5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8]-[.B5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SUM([$Sheet1.$D$3:.$D$58])*24" office:value-type="float" office:value="4" calcext:value-type="float">
            <text:p>4</text:p>
          </table:table-cell>
          <table:table-cell table:number-columns-repeated="1020"/>
        </table:table-row>
        <table:table-row table:style-name="ro4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e1" table:target-range-address="Sheet1.A2:Sheet1.D5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" svg:font-family="Bitt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</number:date-style>
    <number:time-style style:name="N127">
      <number:hours/>
      <number:text>:</number:text>
      <number:minutes number:style="long"/>
    </number:time-style>
    <number:time-style style:name="N128P0" style:volatile="true">
      <number:hours/>
      <number:text>:</number:text>
      <number:minutes number:style="long"/>
    </number:time-style>
    <number:text-style style:name="N128">
      <number:text-content/>
      <style:map style:condition="value()&lt;=1.79769313486232E+308" style:apply-style-name="N128P0"/>
    </number:text-style>
    <number:time-style style:name="N129">
      <number:hours/>
      <number:text>:</number:text>
      <number:minutes number:style="long"/>
      <number:text> </number:text>
      <number:am-pm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 style:data-style-name="N2" text:time-value="22:20:45.399777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en-US</dc:language>
    <dc:date>2018-01-22T22:20:55.098772412</dc:date>
    <meta:editing-cycles>11</meta:editing-cycles>
    <meta:editing-duration>PT8H57M22S</meta:editing-duration>
    <meta:generator>LibreOffice/5.1.6.2$Linux_X86_64 LibreOffice_project/10m0$Build-2</meta:generator>
    <meta:document-statistic meta:table-count="1" meta:cell-count="6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45db303b-a9f1-405b-b07d-7d772cd7f38c</meta:user-defined>
  </office:meta>
</office:document-meta>
</file>